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IndexOutOfBoundsException.StringIndexOutOfBound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IndexOutOfBoundsException.StringIndexOutOfBoundsException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IndexOutOfBoundsException.StringIndexOutOfBounds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